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1"/>
    </style:style>
    <style:style style:name="T3" style:family="text">
      <style:text-properties style:font-name="Times New Roman"/>
    </style:style>
    <style:style style:name="T4" style:family="text">
      <style:text-properties style:font-name="Times New Roman" style:text-underline-style="solid" style:text-underline-width="auto" style:text-underline-color="font-color"/>
    </style:style>
    <style:style style:name="T5" style:family="text">
      <style:text-properties style:font-name="Times New Roman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4_8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4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Hermine Jacoby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June 25, 1891</text:p>
      <text:p text:style-name="P5">Month<text:tab/><text:tab/><text:tab/><text:tab/><text:tab/><text:tab/>June</text:p>
      <text:p text:style-name="P5">Year<text:tab/><text:tab/><text:tab/><text:tab/><text:tab/><text:tab/>1891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4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Philadelphia June 25[/ inserted by author]91/</text:p>
      <text:p text:style-name="P2">To Mr S. Mora<text:span text:style-name="T2">ï</text:span><text:span text:style-name="T3">s/</text:span></text:p>
      <text:p text:style-name="P2"><text:span text:style-name="T3"><text:tab/>Dear friend,-/</text:span></text:p>
      <text:p text:style-name="P2"><text:span text:style-name="T3"><text:tab/><text:tab/>Honored by/ your friendship, I cannot/ look at any service/ you render me, in a/ professional light./</text:span></text:p>
      <text:p text:style-name="P2"><text:span text:style-name="T3"><text:tab/>My father thought/ most highly of you, I/ know it would have/ been his dearest wish/ to have you bless his/</text:span></text:p>
      <text:p text:style-name="P2"><text:span text:style-name="T3"/></text:p>
      <text:p text:style-name="P2"><text:span text:style-name="T3">[Page 2]</text:span></text:p>
      <text:p text:style-name="P2"><text:span text:style-name="T3">last resting place,/ and say the last/ prayers in the true/ orthodox manner./</text:span></text:p>
      <text:p text:style-name="P2"><text:span text:style-name="T3"><text:tab/>You have given me/ an everlasting joy and/ happy remembrances in/ being by me that sad/ afternoon, and blessing/ his grave, it seems to/ me, that his rest/ will thus be still/ more blest[sic!] and/ peaceful./</text:span></text:p>
      <text:p text:style-name="P2"><text:soft-page-break/><text:span text:style-name="T3">[Page 3]</text:span></text:p>
      <text:p text:style-name="P2"><text:span text:style-name="T3"><text:tab/>Now, you will not/ refuse, my heart a/ satisfaction to show/ you a little gratefulness,/ and in the name of my/ beloved husband, my little/ Graziella and sister Berthe/ accept a little present I/ send you to day, to/ remind you of the true/ appreciation of your/ kindness felt by/ us all, and mostly/</text:span></text:p>
      <text:p text:style-name="P2"><text:span text:style-name="T3"/></text:p>
      <text:p text:style-name="P2"><text:span text:style-name="T3">[Page 4]</text:span></text:p>
      <text:p text:style-name="P2"><text:span text:style-name="T3">By/ Yours respectfully/ and very </text:span><text:span text:style-name="T4">affectionately</text:span><text:span text:style-name="T5">/ Hermine Jacoby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8T10:12:47.48</meta:creation-date>
    <dc:date>2011-11-28T10:20:00.23</dc:date>
    <dc:creator>Penn Libraries</dc:creator>
    <meta:editing-duration>PT00H07M12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3" meta:word-count="333" meta:character-count="2230"/>
  </office:meta>
</office:document-meta>
</file>